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master-page-name="Standard">
      <style:paragraph-properties fo:margin-top="0cm" fo:margin-bottom="0.353cm" loext:contextual-spacing="false" fo:line-height="115%" fo:text-align="justify" style:justify-single-word="false" style:page-number="auto" fo:break-before="auto" fo:break-after="auto" style:writing-mode="lr-tb"/>
    </style:style>
    <style:style style:name="P3" style:family="paragraph" style:parent-style-name="Heading_20_1">
      <style:paragraph-properties fo:margin-top="0cm" fo:margin-bottom="0.353cm" loext:contextual-spacing="false" fo:line-height="115%" fo:text-align="justify" style:justify-single-word="false" fo:break-before="auto" fo:break-after="auto" style:writing-mode="lr-tb"/>
    </style:style>
    <style:style style:name="P4"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tajcie, moje słodkie kucysie! Mam nadzieję, że świąteczne kabanosy z koniny smakowały i teraz jesteście najedzeni i gotowi do pisania fanfików. Planowo ta część Cahan Uczy i Bawi miała być o dialogach, ale ponieważ mamy kwiecień, to postanowiłam sobie pozwolić na nieco bardziej rozrywkowy odcinek tego poradnika. Jak strollować czytelnika, czyli co nieco o komediach, randomach oraz o sztuczkach godnych George’a Martina. Chcieliście napisać coś, co zaskakiwałoby osoby raczące się lekturą waszego dzieła tak mocno, że żuchwy by im opadły? Na wstępie zaznaczę, że nie znajdziecie tu niczego odkrywczego, bo ten artykuł nie do tego służy. Po prostu omówię parę pisarskich trików oraz najczęściej popełniane błędy. </text:p>
      <text:h text:style-name="P3" text:outline-level="10"><text:bookmark text:name="h.a9zv25gpbaiu"/>Najgorszy sadyzm to przesadyzm</text:h>
      <text:p text:style-name="P1">Tyczy się to głównie randomowych komedii. Jeśli sądzicie, że wrzucenie do gara setki przypadkowych motywów, kota Verlaxa, papieru toaletowego i czekolady Milka, a następnie zrobienie z tego zupy fanfikowej się uda, to… Nie, nie uda się. Wyjdzie z tego bezkształtna pulpa, która zanudzi nawet najbardziej zaprawionego w bojach literackiego herosa. Do czego piję? Random to z angielskiego przypadek, fanfiki tego typu charakteryzują się tym, że mają zaskoczyć czytelnika swoją przypadkowością. Nie bez powodu jest to dobre połączenie z komedią, dlatego też tego typu tekstów powstaje sporo. </text:p>
      <text:p text:style-name="P1">Jest jednak mały sekret, by takie opowiadanie było udane – w pozornym chaosie musi tkwić jakaś główna myśl i logika. Jeśli dowcip polega tylko na rzuceniu obok siebie słów: banan, gumowa kaczka i popiersie Blueblooda, to jest żenująco słaby. Lepiej skupić się na jakimś konkretnym pomyśle, a całą resztę dawkować z umiarem. Przykładowo chcemy napisać fanfik o rosiczkach, którym nie podoba się, że jest zima. Wiemy, że to bez sensu, bo przecież rośliny nie myślą, a już na pewno nie planują obalenia władzy. No i nie osiągają gigantycznych rozmiarów pod wpływem piosenki śpiewanej poprzez zmianę stężenia CO2 w powietrzu. W tym momencie nasz czytelnik łapie się za głowę i pyta się: „O co w tym piórwa chodzi?” Doskonale. A teraz pytanie – co się stanie, jeśli do naszych rosiczkowych wojen dodamy czekoladowy deszcz, konewki strzelające do mułów oraz podmieńce tańczące na rurze? Wiele osób pewnie powie, że więcej humoru i epickości. Niestety nie. Otrzymamy bełkot, który zamaże właściwy humor. </text:p>
      <text:p text:style-name="P1">Ważna jest też fabuła. Nie jest wymagane, by cechowała się szczególnym bogactwem czy wielowątkowością, ale bez niej stworzymy nie fanfika, tylko zlepek przypadkowych scen i gagów, na dodatek sklejonych na ślinę i taśmę malarską. Randomy wymagają od pisarza kreatywności i inteligentnego pisania. Niektórzy z was zastanawiają się teraz dlaczego, bo przecież to raczej nie są teksty, które mają skłonić do refleksji, lecz szybka rozrywka. Jeśli tak myśleliście, to popełniliście dwa poważne błędy. By wprawić w ruch nasz motyw, potrzeba bodźca w postaci fabuły, która go nie spali i nie będzie zrobiona „na odwal się”. Kolejnym niedopatrzeniem jest widzenie w tym gatunku jedynie odmóżdżającej papki. Pod przykrywką bezsensu i komedii można poruszać poważne problemy. Kto nie czytał, ten trąba!</text:p>
      <text:p text:style-name="P1">Kolejną zasadą jest ilość randomowego humoru w stosunku do długości tekstu. Trzeba wziąć poprawkę, że czytelnik się z czasem męczy i wystawianie go przez długi czas na bodźce o porównywalnym natężeniu spowoduje znieczulenie i brak reakcji. Dlatego przy wielorozdziałowcach lepiej sobie odpuścić totalny chaos i epicką rozwałkę szczotką do kibla <text:soft-page-break/>przy metalowych bassach okaryny przez trzydzieści stron. Takie coś robi się zwyczajnie nudne. Porównałabym to do picia wódki i piwa. Pół litra czystej mocniej kopie niż porównywalna objętość piwa. A przy tym bardziej i szybciej oszołamia.</text:p>
      <text:h text:style-name="P3" text:outline-level="10"><text:bookmark text:name="h.v70yd2hlbm3e"/>Czysta komedia</text:h>
      <text:p text:style-name="P1">Prawdziwą rzadkością są komedie nieskażone widmem komuniz… randomem. Dzieje się tak z prostego powodu – autor nie poratuje się deszczem z tygrysów, kiedy skończą mu się sensowne pomysły i zacznie robić się drętwo. Nie, tu cały czas trzeba się wysilić mentalnie, by pchać akcję do przodu w sposób bawiący czytelnika. Przykład? Wyobraźmy sobie fanfika, w którym niewyspana Księżniczka Celestia myli zaklęcia i list adresowany do Cadance trafia do Twilight. Nie napisano na nim personaliów Mi Amore Cadenzy, więc panna Sparkle myśli, że to do niej i przyjdzie jej przyjąć ważnych ambasadorów w Ponyville. Fioletowa klacz jest zbyt podekscytowana, by się zdziwić, że ma zająć się tak ważnymi gośćmi na ostatnim zazadziu. Ze względu na jej charakter to dość prawdopodobny scenariusz. Co robi Element Magii? Przewraca całą wieś do góry nogami i zagania wszystkich do roboty. Nietrudno wyobrazić sobie multum sensownych, acz zabawnych zdarzeń.</text:p>
      <text:h text:style-name="P3" text:outline-level="10"><text:bookmark text:name="h.uzs79d92c7wk"/>Jak strollować czytelnika</text:h>
      <text:h text:style-name="P4" text:outline-level="10"><text:bookmark text:name="h.v8vdqux6p1j"/>Znajdź sojusznika</text:h>
      <text:p text:style-name="P1">Przejdźmy do najwłaściwszej części tego odcinka poradnika, czyli jak oszukać mózgi naszych fanów i zostać drugim George’m Martinem. Wspomniany przeze mnie pan zasłynął z sagi „Pieśni Lodu i Ognia”, na podstawie której HBO kręci serial będący dość luźną adaptacją. Co takiego jest w jego książkach? Dla tych, co nie czytali – to political fantasy. Dużo opisów, jeszcze więcej intryg i polityki, trochę specyficznego humoru. Z pozoru coś, na co prawie nikt by nie spojrzał. Ta książka przed ekranizacją była praktycznie nieznana w Polsce. Obecnie jest na ustach wszystkich. Co się na to złożyło? Złośliwi twierdzą, że Martin zabija wszystkich pozytywnych bohaterów. To bzdura. Nie boi się ich zabić i to tych główniejszych, ale tu nie o to chodzi i po zrobieniu krótkiego podliczenia okazuje się, że umarło mniej ludzi, niż się na pierwszy rzut oka wydaje. Pewnie się zastanawiacie, dlaczego wypisuję laurkę mojemu ulubionemu pisarzowi akurat w tym artykule? Ponieważ to właśnie on jest mistrzem literackiego trollingu. Wrobił czytelników, że pewni bohaterowie są skazani na sukces, bazując na pewnych schematach. Stereotypowy protagonista ginie i nie żyje. A przecież już wszedł do ogródka, już witał się z gąską. Wizja, do jakiej przyzwyczaiło nas nasze wewnętrzne lenistwo została zaburzona, mózg ma problem z poradzeniem sobie z czymś tak nowym. Szczególnie że to nie jest zakończenie powieści.</text:p>
      <text:p text:style-name="P1">Jakie są wnioski? Korzystać ze schematów i stereotypów! Udawać, że je powielamy, by nagle brutalnie zburzyć tę iluzję. Tworzyć wielowymiarowych bohaterów o złożonych charakterach. Świat w którym stałości są tylko pozorne będzie zaskakiwał. Umarł „główny” protagonista i parę mniej ważnych postaci? Czytelnik już drży o swojego ukochanego kucyka (o ile wcześniej go nie zabiliśmy) i ma wrażenie, że ktoś się bawi w „ubij mojego kolorowego salcesona”.</text:p>
      <text:h text:style-name="P4" text:outline-level="10"><text:bookmark text:name="h.eu7b2to2kpu7"/><text:soft-page-break/>Ścieżki donikąd</text:h>
      <text:p text:style-name="P1">Drugą metodą trollingu jest podrzucanie fałszywych tropów przez większość czasu trwania powieści. Musimy rozgraniczyć tu „co myśli czytelnik” i „co myśli główny bohater”, ponieważ to nie do końca się ze sobą pokrywa. Można to zrobić poprzez grę na więcej niż dwie ścieżki. Pierwsza to iluzja kreowana przez drobne mrugnięcia dla odbiorców, która z pozoru ma im umożliwić samodzielne rozwiązanie zagadki. Drugą jest ochłap, w który wierzy nasz najważniejszy kuc. A tak naprawdę odpowiedzią jest trzeci ślad, do którego nie daliśmy wskazówek ani nikt na kartach powieści się tego nie domyślał. Im więcej bohaterów, tym więcej możemy zastosować takich sztucznych poszlak.</text:p>
      <text:h text:style-name="P4" text:outline-level="10"><text:bookmark text:name="h.xa4tzh14vnn5"/>Zabili go i uciekł, czyli o gierkach słownych i innych manipulacjach </text:h>
      <text:p text:style-name="P1">Język jest największym sojusznikiem pisarza. Przy jego pomocy możemy wykreować dowolną scenę i to tak, że będzie niosła podwójny przekaz. Najlepiej sprawdza się to w przypadku przemocy i seksu. Nie ma co ukrywać, że te dwie rzeczy silnie działają na ludzi i Zygmunt Freud miał całkiem sporo racji – skojarzenia i podświadomość. Łatwo sprawić, by człowiek myślał o stosunkach intymnych, wystarczy trochę sugestywnego słownictwa i dwuznacznych, lakonicznie opisanych scen. Chyba najbardziej znanym w fandomie przykładem takiego fanfika jest „Atut Spike’a”. Polecam przeczytać, bo schemat, choć dość oklepany, to dalej się sprawdza, ponieważ tak działa natura. Możemy wkręcić kogoś, że chodzi o seksy, a tak naprawdę wcale nie, co się wyjaśni za parę akapitów albo stron. Można też na zawsze pozostawić sprawę niewyjaśnioną.</text:p>
      <text:p text:style-name="P1">W przypadku przemocy sprawa ma się nieco inaczej, ale w gruncie rzeczy bardzo podobnie. Przy radosnych seksach naszą bronią były opisy otoczenia, teraz stały się nimi opisy uczuć bohatera. W końcu nasz kuc może być zmanipulowany i przekonany że umiera albo go torturują. W stresie może myśleć i odczuwać różne rzeczy, które się nie dzieją. Mogą doznać bardzo ciężkich obrażeń, stracić przytomność i zniknąć na parę rozdziałów. Dobrym pomysłem jest też opis tortur, które wyobraża sobie skrępowany kuc, ponieważ jest półprzytomny ze strachu. Aby to wyszło, musimy pamiętać o jednej rzeczy – koniec naszej zabawy nie może znajdować się w polu widzenia czytelnika przez ładny kawałek tekstu.</text:p>
      <text:h text:style-name="P4" text:outline-level="10"><text:bookmark text:name="h.e4r08spa2dzr"/>Element zaskoczenia</text:h>
      <text:p text:style-name="P1">Toczy się wojna? Kuce mordują się z zebrami? Trwa piękna, wyrównana bitwa, krew się leje strumieniami, a żołnierze potykają się o poległych towarzyszy. Nagle otwiera się magiczny portal i pojawia się armia gryfów, która atakuje oba stronnictwa kopytnych. A potem mamy epilog i dowiadujemy się, że tak naprawdę cała wojna pasiastych z taboretami była sprowokowana przez te przeklęte ssakoptaki, nasi główni bohaterowie nie żyją, a my ciśniemy bekę z wściekłości fanów, którzy zapewne będą porządnie zdziwieni, zszokowani i wnerwieni. Tak, intrygi to doskonała broń. Ukryte w cieniu przed wzrokiem wszystkich, a fanfik nawet nie był o polityce, tylko o dajmy na to o życiu Rainbow Dash na froncie. Aby nie było to tak bardzo z plota, to fajnie jest ku temu wykorzystać parę z pozoru niezwiązanych ze sobą wątków i wszystkie spleść ze sobą ostatecznie dopiero w finałowych scenach.</text:p>
      <text:h text:style-name="P3" text:outline-level="10"><text:bookmark text:name="h.beeqp8ode2m7"/><text:soft-page-break/>Gwoli podsumowania</text:h>
      <text:p text:style-name="P1">Trollowanie czytelnika zdecydowanie daje satysfakcję pisarzowi i budzi mieszane uczucia wśród odbiorców. Daje jednak pewną odmianę w przewidywalnym świecie literatury fandomowej, dlatego osobiście uwielbiam je stosować. Grunt, by robić to z głową.</text:p>
      <text:p text:style-name="P1"/>
      <text:p text:style-name="P1">Obrazki:</text:p>
      <text:p text:style-name="P1"><text:a xlink:type="simple" xlink:href="http://madhotaru.deviantart.com/art/Just-a-cup-of-water-342195453?q=favby%3ACahandariella%2F61164104&amp;qo=55" text:style-name="Internet_20_link" text:visited-style-name="Visited_20_Internet_20_Link">http</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madhotaru</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deviantart</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com</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art</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Just</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a</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cup</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of</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water</text:a><text:a xlink:type="simple" xlink:href="http://madhotaru.deviantart.com/art/Just-a-cup-of-water-342195453?q=favby%3ACahandariella%2F61164104&amp;qo=55" text:style-name="Internet_20_link" text:visited-style-name="Visited_20_Internet_20_Link">-342195453?</text:a><text:a xlink:type="simple" xlink:href="http://madhotaru.deviantart.com/art/Just-a-cup-of-water-342195453?q=favby%3ACahandariella%2F61164104&amp;qo=55" text:style-name="Internet_20_link" text:visited-style-name="Visited_20_Internet_20_Link">q</text:a><text:a xlink:type="simple" xlink:href="http://madhotaru.deviantart.com/art/Just-a-cup-of-water-342195453?q=favby%3ACahandariella%2F61164104&amp;qo=55" text:style-name="Internet_20_link" text:visited-style-name="Visited_20_Internet_20_Link">=</text:a><text:a xlink:type="simple" xlink:href="http://madhotaru.deviantart.com/art/Just-a-cup-of-water-342195453?q=favby%3ACahandariella%2F61164104&amp;qo=55" text:style-name="Internet_20_link" text:visited-style-name="Visited_20_Internet_20_Link">favby</text:a><text:a xlink:type="simple" xlink:href="http://madhotaru.deviantart.com/art/Just-a-cup-of-water-342195453?q=favby%3ACahandariella%2F61164104&amp;qo=55" text:style-name="Internet_20_link" text:visited-style-name="Visited_20_Internet_20_Link">%3</text:a><text:a xlink:type="simple" xlink:href="http://madhotaru.deviantart.com/art/Just-a-cup-of-water-342195453?q=favby%3ACahandariella%2F61164104&amp;qo=55" text:style-name="Internet_20_link" text:visited-style-name="Visited_20_Internet_20_Link">ACahandariella</text:a><text:a xlink:type="simple" xlink:href="http://madhotaru.deviantart.com/art/Just-a-cup-of-water-342195453?q=favby%3ACahandariella%2F61164104&amp;qo=55" text:style-name="Internet_20_link" text:visited-style-name="Visited_20_Internet_20_Link">%2</text:a><text:a xlink:type="simple" xlink:href="http://madhotaru.deviantart.com/art/Just-a-cup-of-water-342195453?q=favby%3ACahandariella%2F61164104&amp;qo=55" text:style-name="Internet_20_link" text:visited-style-name="Visited_20_Internet_20_Link">F</text:a><text:a xlink:type="simple" xlink:href="http://madhotaru.deviantart.com/art/Just-a-cup-of-water-342195453?q=favby%3ACahandariella%2F61164104&amp;qo=55" text:style-name="Internet_20_link" text:visited-style-name="Visited_20_Internet_20_Link">61164104&amp;</text:a><text:a xlink:type="simple" xlink:href="http://madhotaru.deviantart.com/art/Just-a-cup-of-water-342195453?q=favby%3ACahandariella%2F61164104&amp;qo=55" text:style-name="Internet_20_link" text:visited-style-name="Visited_20_Internet_20_Link">qo</text:a><text:a xlink:type="simple" xlink:href="http://madhotaru.deviantart.com/art/Just-a-cup-of-water-342195453?q=favby%3ACahandariella%2F61164104&amp;qo=55" text:style-name="Internet_20_link" text:visited-style-name="Visited_20_Internet_20_Link">=55</text:a></text:p>
      <text:p text:style-name="P1"><text:a xlink:type="simple" xlink:href="http://yula568.deviantart.com/art/Rebellion-of-the-Queen-375259606?q=favby%3ACahandariella%2F61164104&amp;qo=86" text:style-name="Internet_20_link" text:visited-style-name="Visited_20_Internet_20_Link">http</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yula</text:a><text:a xlink:type="simple" xlink:href="http://yula568.deviantart.com/art/Rebellion-of-the-Queen-375259606?q=favby%3ACahandariella%2F61164104&amp;qo=86" text:style-name="Internet_20_link" text:visited-style-name="Visited_20_Internet_20_Link">568.</text:a><text:a xlink:type="simple" xlink:href="http://yula568.deviantart.com/art/Rebellion-of-the-Queen-375259606?q=favby%3ACahandariella%2F61164104&amp;qo=86" text:style-name="Internet_20_link" text:visited-style-name="Visited_20_Internet_20_Link">deviantart</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com</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art</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Rebellion</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of</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the</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Queen</text:a><text:a xlink:type="simple" xlink:href="http://yula568.deviantart.com/art/Rebellion-of-the-Queen-375259606?q=favby%3ACahandariella%2F61164104&amp;qo=86" text:style-name="Internet_20_link" text:visited-style-name="Visited_20_Internet_20_Link">-375259606?</text:a><text:a xlink:type="simple" xlink:href="http://yula568.deviantart.com/art/Rebellion-of-the-Queen-375259606?q=favby%3ACahandariella%2F61164104&amp;qo=86" text:style-name="Internet_20_link" text:visited-style-name="Visited_20_Internet_20_Link">q</text:a><text:a xlink:type="simple" xlink:href="http://yula568.deviantart.com/art/Rebellion-of-the-Queen-375259606?q=favby%3ACahandariella%2F61164104&amp;qo=86" text:style-name="Internet_20_link" text:visited-style-name="Visited_20_Internet_20_Link">=</text:a><text:a xlink:type="simple" xlink:href="http://yula568.deviantart.com/art/Rebellion-of-the-Queen-375259606?q=favby%3ACahandariella%2F61164104&amp;qo=86" text:style-name="Internet_20_link" text:visited-style-name="Visited_20_Internet_20_Link">favby</text:a><text:a xlink:type="simple" xlink:href="http://yula568.deviantart.com/art/Rebellion-of-the-Queen-375259606?q=favby%3ACahandariella%2F61164104&amp;qo=86" text:style-name="Internet_20_link" text:visited-style-name="Visited_20_Internet_20_Link">%3</text:a><text:a xlink:type="simple" xlink:href="http://yula568.deviantart.com/art/Rebellion-of-the-Queen-375259606?q=favby%3ACahandariella%2F61164104&amp;qo=86" text:style-name="Internet_20_link" text:visited-style-name="Visited_20_Internet_20_Link">ACahandariella</text:a><text:a xlink:type="simple" xlink:href="http://yula568.deviantart.com/art/Rebellion-of-the-Queen-375259606?q=favby%3ACahandariella%2F61164104&amp;qo=86" text:style-name="Internet_20_link" text:visited-style-name="Visited_20_Internet_20_Link">%2</text:a><text:a xlink:type="simple" xlink:href="http://yula568.deviantart.com/art/Rebellion-of-the-Queen-375259606?q=favby%3ACahandariella%2F61164104&amp;qo=86" text:style-name="Internet_20_link" text:visited-style-name="Visited_20_Internet_20_Link">F</text:a><text:a xlink:type="simple" xlink:href="http://yula568.deviantart.com/art/Rebellion-of-the-Queen-375259606?q=favby%3ACahandariella%2F61164104&amp;qo=86" text:style-name="Internet_20_link" text:visited-style-name="Visited_20_Internet_20_Link">61164104&amp;</text:a><text:a xlink:type="simple" xlink:href="http://yula568.deviantart.com/art/Rebellion-of-the-Queen-375259606?q=favby%3ACahandariella%2F61164104&amp;qo=86" text:style-name="Internet_20_link" text:visited-style-name="Visited_20_Internet_20_Link">qo</text:a><text:a xlink:type="simple" xlink:href="http://yula568.deviantart.com/art/Rebellion-of-the-Queen-375259606?q=favby%3ACahandariella%2F61164104&amp;qo=86" text:style-name="Internet_20_link" text:visited-style-name="Visited_20_Internet_20_Link">=86</text:a></text:p>
      <text:p text:style-name="P1"><office:annotation><dc:date>0000-00-00T00:00:00</dc:date><text:p text:style-name="P5"><text:span text:style-name="T2">Chyba coś nie poszło, bo 3 razy mamy ten sam art</text:span></text:p></office:annotation><office:annotation><dc:date>0000-00-00T00:00:00</dc:date><text:p text:style-name="P5"><text:span text:style-name="T2">Ups. Dałam 2 inne</text:span></text:p></office:annotation><text:a xlink:type="simple" xlink:href="http://fantazyme.deviantart.com/art/Halloween-Over-the-Hills-and-Far-Away-333031105?q=favby%3ACahandariella%2F61164104&amp;qo=100" text:style-name="Internet_20_link" text:visited-style-name="Visited_20_Internet_20_Link">http</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fantazyme</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deviantart</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com</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art</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Halloween</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Over</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the</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Hills</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and</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Far</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Away</text:a><text:a xlink:type="simple" xlink:href="http://fantazyme.deviantart.com/art/Halloween-Over-the-Hills-and-Far-Away-333031105?q=favby%3ACahandariella%2F61164104&amp;qo=100" text:style-name="Internet_20_link" text:visited-style-name="Visited_20_Internet_20_Link">-333031105?</text:a><text:a xlink:type="simple" xlink:href="http://fantazyme.deviantart.com/art/Halloween-Over-the-Hills-and-Far-Away-333031105?q=favby%3ACahandariella%2F61164104&amp;qo=100" text:style-name="Internet_20_link" text:visited-style-name="Visited_20_Internet_20_Link">q</text:a><text:a xlink:type="simple" xlink:href="http://fantazyme.deviantart.com/art/Halloween-Over-the-Hills-and-Far-Away-333031105?q=favby%3ACahandariella%2F61164104&amp;qo=100" text:style-name="Internet_20_link" text:visited-style-name="Visited_20_Internet_20_Link">=</text:a><text:a xlink:type="simple" xlink:href="http://fantazyme.deviantart.com/art/Halloween-Over-the-Hills-and-Far-Away-333031105?q=favby%3ACahandariella%2F61164104&amp;qo=100" text:style-name="Internet_20_link" text:visited-style-name="Visited_20_Internet_20_Link">favby</text:a><text:a xlink:type="simple" xlink:href="http://fantazyme.deviantart.com/art/Halloween-Over-the-Hills-and-Far-Away-333031105?q=favby%3ACahandariella%2F61164104&amp;qo=100" text:style-name="Internet_20_link" text:visited-style-name="Visited_20_Internet_20_Link">%3</text:a><text:a xlink:type="simple" xlink:href="http://fantazyme.deviantart.com/art/Halloween-Over-the-Hills-and-Far-Away-333031105?q=favby%3ACahandariella%2F61164104&amp;qo=100" text:style-name="Internet_20_link" text:visited-style-name="Visited_20_Internet_20_Link">ACahandariella</text:a><text:a xlink:type="simple" xlink:href="http://fantazyme.deviantart.com/art/Halloween-Over-the-Hills-and-Far-Away-333031105?q=favby%3ACahandariella%2F61164104&amp;qo=100" text:style-name="Internet_20_link" text:visited-style-name="Visited_20_Internet_20_Link">%2</text:a><text:a xlink:type="simple" xlink:href="http://fantazyme.deviantart.com/art/Halloween-Over-the-Hills-and-Far-Away-333031105?q=favby%3ACahandariella%2F61164104&amp;qo=100" text:style-name="Internet_20_link" text:visited-style-name="Visited_20_Internet_20_Link">F</text:a><text:a xlink:type="simple" xlink:href="http://fantazyme.deviantart.com/art/Halloween-Over-the-Hills-and-Far-Away-333031105?q=favby%3ACahandariella%2F61164104&amp;qo=100" text:style-name="Internet_20_link" text:visited-style-name="Visited_20_Internet_20_Link">61164104&amp;</text:a><text:a xlink:type="simple" xlink:href="http://fantazyme.deviantart.com/art/Halloween-Over-the-Hills-and-Far-Away-333031105?q=favby%3ACahandariella%2F61164104&amp;qo=100" text:style-name="Internet_20_link" text:visited-style-name="Visited_20_Internet_20_Link">qo</text:a><text:a xlink:type="simple" xlink:href="http://fantazyme.deviantart.com/art/Halloween-Over-the-Hills-and-Far-Away-333031105?q=favby%3ACahandariella%2F61164104&amp;qo=100" text:style-name="Internet_20_link" text:visited-style-name="Visited_20_Internet_20_Link">=100</text:a></text:p>
      <text:p text:style-name="P1"><text:a xlink:type="simple" xlink:href="http://cahandariella.deviantart.com/art/Dark-Despot-470342451" text:style-name="Internet_20_link" text:visited-style-name="Visited_20_Internet_20_Link">http</text:a><text:a xlink:type="simple" xlink:href="http://cahandariella.deviantart.com/art/Dark-Despot-470342451" text:style-name="Internet_20_link" text:visited-style-name="Visited_20_Internet_20_Link">://</text:a><text:a xlink:type="simple" xlink:href="http://cahandariella.deviantart.com/art/Dark-Despot-470342451" text:style-name="Internet_20_link" text:visited-style-name="Visited_20_Internet_20_Link">cahandariella</text:a><text:a xlink:type="simple" xlink:href="http://cahandariella.deviantart.com/art/Dark-Despot-470342451" text:style-name="Internet_20_link" text:visited-style-name="Visited_20_Internet_20_Link">.</text:a><text:a xlink:type="simple" xlink:href="http://cahandariella.deviantart.com/art/Dark-Despot-470342451" text:style-name="Internet_20_link" text:visited-style-name="Visited_20_Internet_20_Link">deviantart</text:a><text:a xlink:type="simple" xlink:href="http://cahandariella.deviantart.com/art/Dark-Despot-470342451" text:style-name="Internet_20_link" text:visited-style-name="Visited_20_Internet_20_Link">.</text:a><text:a xlink:type="simple" xlink:href="http://cahandariella.deviantart.com/art/Dark-Despot-470342451" text:style-name="Internet_20_link" text:visited-style-name="Visited_20_Internet_20_Link">com</text:a><text:a xlink:type="simple" xlink:href="http://cahandariella.deviantart.com/art/Dark-Despot-470342451" text:style-name="Internet_20_link" text:visited-style-name="Visited_20_Internet_20_Link">/</text:a><text:a xlink:type="simple" xlink:href="http://cahandariella.deviantart.com/art/Dark-Despot-470342451" text:style-name="Internet_20_link" text:visited-style-name="Visited_20_Internet_20_Link">art</text:a><text:a xlink:type="simple" xlink:href="http://cahandariella.deviantart.com/art/Dark-Despot-470342451" text:style-name="Internet_20_link" text:visited-style-name="Visited_20_Internet_20_Link">/</text:a><text:a xlink:type="simple" xlink:href="http://cahandariella.deviantart.com/art/Dark-Despot-470342451" text:style-name="Internet_20_link" text:visited-style-name="Visited_20_Internet_20_Link">Dark</text:a><text:a xlink:type="simple" xlink:href="http://cahandariella.deviantart.com/art/Dark-Despot-470342451" text:style-name="Internet_20_link" text:visited-style-name="Visited_20_Internet_20_Link">-</text:a><text:a xlink:type="simple" xlink:href="http://cahandariella.deviantart.com/art/Dark-Despot-470342451" text:style-name="Internet_20_link" text:visited-style-name="Visited_20_Internet_20_Link">Despot</text:a><text:a xlink:type="simple" xlink:href="http://cahandariella.deviantart.com/art/Dark-Despot-470342451" text:style-name="Internet_20_link" text:visited-style-name="Visited_20_Internet_20_Link">-470342451</text:a></text:p>
      <text:p text:style-name="P1"><text:a xlink:type="simple" xlink:href="http://cahandariella.deviantart.com/art/Nightmare-Moon-Fear-488918518" text:style-name="Internet_20_link" text:visited-style-name="Visited_20_Internet_20_Link">http</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cahandariella</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deviantart</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com</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art</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Nightmare</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Moon</text:a><text:a xlink:type="simple" xlink:href="http://cahandariella.deviantart.com/art/Nightmare-Moon-Fear-488918518" text:style-name="Internet_20_link" text:visited-style-name="Visited_20_Internet_20_Link">-</text:a><text:a xlink:type="simple" xlink:href="http://cahandariella.deviantart.com/art/Nightmare-Moon-Fear-488918518" text:style-name="Internet_20_link" text:visited-style-name="Visited_20_Internet_20_Link">Fear</text:a><text:a xlink:type="simple" xlink:href="http://cahandariella.deviantart.com/art/Nightmare-Moon-Fear-488918518" text:style-name="Internet_20_link" text:visited-style-name="Visited_20_Internet_20_Link">-488918518</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08T15:22:44.474000000</dc:date>
    <meta:editing-duration>PT59M17S</meta:editing-duration>
    <meta:document-statistic meta:table-count="0" meta:image-count="0" meta:object-count="0" meta:page-count="4" meta:paragraph-count="27" meta:word-count="1506" meta:character-count="10443" meta:non-whitespace-character-count="8954"/>
  </office:meta>
</office:document-meta>
</file>